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under>
          <mo stretchy="false">∑</mo>
          <mi>i</mi>
        </munder>
        <mi/>
      </mrow>
      <msub>
        <mi>n</mi>
        <mrow>
          <msub>
            <mo stretchy="false">α</mo>
            <mi>i</mi>
          </msub>
        </mrow>
      </msub>
      <mrow>
        <mi/>
        <mo stretchy="false">=</mo>
        <mi/>
      </mrow>
      <mi>N</mi>
    </mrow>
    <annotation encoding="StarMath 5.0">sum from i ` n _{%ialpha _i} ~=~ N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1T19:29:12.365000000</meta:creation-date>
    <meta:generator>LibreOffice/4.1.4.2$Windows_x86 LibreOffice_project/0a0440ccc0227ad9829de5f46be37cfb6edcf72</meta:generator>
  </office:meta>
</office:document-meta>
</file>